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TimeoutException.BuildTimeou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TimeoutException.BuildTimeou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ildTimeoutException.BuildTimeout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TimeoutException.Build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dTimeoutException.BuildTimeou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TimeoutException.BuildTimeoutException(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TimeoutException.BuildTimeoutException( String msg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